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5.999cm" svg:height="8.999cm" svg:x="10.746cm" svg:y="1.906cm">
            <draw:object draw:notify-on-update-of-ranges="Sheet1.A7:Sheet1.A7 Sheet1.A8:Sheet1.A29 Sheet1.B7:Sheet1.B7 Sheet1.B8:Sheet1.B29 Sheet1.C7:Sheet1.C7 Sheet1.C8:Sheet1.C29 Sheet1.D7:Sheet1.D7 Sheet1.D8:Sheet1.D29 Sheet1.E7:Sheet1.E7 Sheet1.E8:Sheet1.E29 Sheet1.F7:Sheet1.F7 Sheet1.F8:Sheet1.F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Exponential moving averages – see <text:a xlink:href="https://en.wikipedia.org/wiki/Moving_average#Exponential_moving_average" xlink:type="simple">https://en.wikipedia.org/wiki/Moving_average#Exponential_moving_averag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calculations – see function exponentialMovingAverage in ESP8266AlarmClock.in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pha: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B8]" office:value-type="float" office:value="50" calcext:value-type="float">
            <text:p>50</text:p>
          </table:table-cell>
          <table:table-cell table:style-name="ce2" table:formula="of:=[.C8]" office:value-type="float" office:value="50" calcext:value-type="float">
            <text:p>50</text:p>
          </table:table-cell>
          <table:table-cell table:style-name="ce2" table:formula="of:=[.D8]" office:value-type="float" office:value="50" calcext:value-type="float">
            <text:p>50</text:p>
          </table:table-cell>
          <table:table-cell table:style-name="ce2" table:formula="of:=[.E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table:formula="of:=[.B$4]*[.$A9]+(1-[.B$4])*[.B8]" office:value-type="float" office:value="55.1" calcext:value-type="float">
            <text:p>55</text:p>
          </table:table-cell>
          <table:table-cell table:style-name="ce2" table:formula="of:=[.C$4]*[.$A9]+(1-[.C$4])*[.C8]" office:value-type="float" office:value="60.2" calcext:value-type="float">
            <text:p>60</text:p>
          </table:table-cell>
          <table:table-cell table:style-name="ce2" table:formula="of:=[.D$4]*[.$A9]+(1-[.D$4])*[.D8]" office:value-type="float" office:value="75.5" calcext:value-type="float">
            <text:p>76</text:p>
          </table:table-cell>
          <table:table-cell table:style-name="ce2" table:formula="of:=[.E$4]*[.$A9]+(1-[.E$4])*[.E8]" office:value-type="float" office:value="90.8" calcext:value-type="float">
            <text:p>91</text:p>
          </table:table-cell>
          <table:table-cell table:style-name="ce2" table:formula="of:=[.F$4]*[.$A9]+(1-[.F$4])*[.F8]" office:value-type="float" office:value="95.9" calcext:value-type="float">
            <text:p>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table:formula="of:=[.B$4]*[.$A10]+(1-[.B$4])*[.B9]" office:value-type="float" office:value="59.89" calcext:value-type="float">
            <text:p>60</text:p>
          </table:table-cell>
          <table:table-cell table:style-name="ce2" table:formula="of:=[.C$4]*[.$A10]+(1-[.C$4])*[.C9]" office:value-type="float" office:value="68.76" calcext:value-type="float">
            <text:p>69</text:p>
          </table:table-cell>
          <table:table-cell table:style-name="ce2" table:formula="of:=[.D$4]*[.$A10]+(1-[.D$4])*[.D9]" office:value-type="float" office:value="89.25" calcext:value-type="float">
            <text:p>89</text:p>
          </table:table-cell>
          <table:table-cell table:style-name="ce2" table:formula="of:=[.E$4]*[.$A10]+(1-[.E$4])*[.E9]" office:value-type="float" office:value="100.56" calcext:value-type="float">
            <text:p>101</text:p>
          </table:table-cell>
          <table:table-cell table:style-name="ce2" table:formula="of:=[.F$4]*[.$A10]+(1-[.F$4])*[.F9]" office:value-type="float" office:value="102.29" calcext:value-type="float">
            <text:p>1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formula="of:=[.B$4]*[.$A11]+(1-[.B$4])*[.B10]" office:value-type="float" office:value="63.801" calcext:value-type="float">
            <text:p>64</text:p>
          </table:table-cell>
          <table:table-cell table:style-name="ce2" table:formula="of:=[.C$4]*[.$A11]+(1-[.C$4])*[.C10]" office:value-type="float" office:value="74.808" calcext:value-type="float">
            <text:p>75</text:p>
          </table:table-cell>
          <table:table-cell table:style-name="ce2" table:formula="of:=[.D$4]*[.$A11]+(1-[.D$4])*[.D10]" office:value-type="float" office:value="94.125" calcext:value-type="float">
            <text:p>94</text:p>
          </table:table-cell>
          <table:table-cell table:style-name="ce2" table:formula="of:=[.E$4]*[.$A11]+(1-[.E$4])*[.E10]" office:value-type="float" office:value="99.312" calcext:value-type="float">
            <text:p>99</text:p>
          </table:table-cell>
          <table:table-cell table:style-name="ce2" table:formula="of:=[.F$4]*[.$A11]+(1-[.F$4])*[.F10]" office:value-type="float" office:value="99.32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[.B$4]*[.$A12]+(1-[.B$4])*[.B11]" office:value-type="float" office:value="67.4209" calcext:value-type="float">
            <text:p>67</text:p>
          </table:table-cell>
          <table:table-cell table:style-name="ce2" table:formula="of:=[.C$4]*[.$A12]+(1-[.C$4])*[.C11]" office:value-type="float" office:value="79.8464" calcext:value-type="float">
            <text:p>80</text:p>
          </table:table-cell>
          <table:table-cell table:style-name="ce2" table:formula="of:=[.D$4]*[.$A12]+(1-[.D$4])*[.D11]" office:value-type="float" office:value="97.0625" calcext:value-type="float">
            <text:p>97</text:p>
          </table:table-cell>
          <table:table-cell table:style-name="ce2" table:formula="of:=[.E$4]*[.$A12]+(1-[.E$4])*[.E11]" office:value-type="float" office:value="99.8624" calcext:value-type="float">
            <text:p>100</text:p>
          </table:table-cell>
          <table:table-cell table:style-name="ce2" table:formula="of:=[.F$4]*[.$A12]+(1-[.F$4])*[.F11]" office:value-type="float" office:value="99.9329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table:formula="of:=[.B$4]*[.$A13]+(1-[.B$4])*[.B12]" office:value-type="float" office:value="69.37881" calcext:value-type="float">
            <text:p>69</text:p>
          </table:table-cell>
          <table:table-cell table:style-name="ce2" table:formula="of:=[.C$4]*[.$A13]+(1-[.C$4])*[.C12]" office:value-type="float" office:value="81.27712" calcext:value-type="float">
            <text:p>81</text:p>
          </table:table-cell>
          <table:table-cell table:style-name="ce2" table:formula="of:=[.D$4]*[.$A13]+(1-[.D$4])*[.D12]" office:value-type="float" office:value="92.03125" calcext:value-type="float">
            <text:p>92</text:p>
          </table:table-cell>
          <table:table-cell table:style-name="ce2" table:formula="of:=[.E$4]*[.$A13]+(1-[.E$4])*[.E12]" office:value-type="float" office:value="89.57248" calcext:value-type="float">
            <text:p>90</text:p>
          </table:table-cell>
          <table:table-cell table:style-name="ce2" table:formula="of:=[.F$4]*[.$A13]+(1-[.F$4])*[.F12]" office:value-type="float" office:value="88.29329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table:formula="of:=[.B$4]*[.$A14]+(1-[.B$4])*[.B13]" office:value-type="float" office:value="72.240929" calcext:value-type="float">
            <text:p>72</text:p>
          </table:table-cell>
          <table:table-cell table:style-name="ce2" table:formula="of:=[.C$4]*[.$A14]+(1-[.C$4])*[.C13]" office:value-type="float" office:value="84.621696" calcext:value-type="float">
            <text:p>85</text:p>
          </table:table-cell>
          <table:table-cell table:style-name="ce2" table:formula="of:=[.D$4]*[.$A14]+(1-[.D$4])*[.D13]" office:value-type="float" office:value="95.015625" calcext:value-type="float">
            <text:p>95</text:p>
          </table:table-cell>
          <table:table-cell table:style-name="ce2" table:formula="of:=[.E$4]*[.$A14]+(1-[.E$4])*[.E13]" office:value-type="float" office:value="96.314496" calcext:value-type="float">
            <text:p>96</text:p>
          </table:table-cell>
          <table:table-cell table:style-name="ce2" table:formula="of:=[.F$4]*[.$A14]+(1-[.F$4])*[.F13]" office:value-type="float" office:value="97.029329" calcext:value-type="float">
            <text:p>9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table:formula="of:=[.B$4]*[.$A15]+(1-[.B$4])*[.B14]" office:value-type="float" office:value="75.2168361" calcext:value-type="float">
            <text:p>75</text:p>
          </table:table-cell>
          <table:table-cell table:style-name="ce2" table:formula="of:=[.C$4]*[.$A15]+(1-[.C$4])*[.C14]" office:value-type="float" office:value="88.0973568" calcext:value-type="float">
            <text:p>88</text:p>
          </table:table-cell>
          <table:table-cell table:style-name="ce2" table:formula="of:=[.D$4]*[.$A15]+(1-[.D$4])*[.D14]" office:value-type="float" office:value="98.5078125" calcext:value-type="float">
            <text:p>99</text:p>
          </table:table-cell>
          <table:table-cell table:style-name="ce2" table:formula="of:=[.E$4]*[.$A15]+(1-[.E$4])*[.E14]" office:value-type="float" office:value="100.8628992" calcext:value-type="float">
            <text:p>101</text:p>
          </table:table-cell>
          <table:table-cell table:style-name="ce2" table:formula="of:=[.F$4]*[.$A15]+(1-[.F$4])*[.F14]" office:value-type="float" office:value="101.5029329" calcext:value-type="float">
            <text:p>1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table:formula="of:=[.B$4]*[.$A16]+(1-[.B$4])*[.B15]" office:value-type="float" office:value="77.79515249" calcext:value-type="float">
            <text:p>78</text:p>
          </table:table-cell>
          <table:table-cell table:style-name="ce2" table:formula="of:=[.C$4]*[.$A16]+(1-[.C$4])*[.C15]" office:value-type="float" office:value="90.67788544" calcext:value-type="float">
            <text:p>91</text:p>
          </table:table-cell>
          <table:table-cell table:style-name="ce2" table:formula="of:=[.D$4]*[.$A16]+(1-[.D$4])*[.D15]" office:value-type="float" office:value="99.75390625" calcext:value-type="float">
            <text:p>100</text:p>
          </table:table-cell>
          <table:table-cell table:style-name="ce2" table:formula="of:=[.E$4]*[.$A16]+(1-[.E$4])*[.E15]" office:value-type="float" office:value="100.97257984" calcext:value-type="float">
            <text:p>101</text:p>
          </table:table-cell>
          <table:table-cell table:style-name="ce2" table:formula="of:=[.F$4]*[.$A16]+(1-[.F$4])*[.F15]" office:value-type="float" office:value="101.05029329" calcext:value-type="float">
            <text:p>1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formula="of:=[.B$4]*[.$A17]+(1-[.B$4])*[.B16]" office:value-type="float" office:value="79.915637241" calcext:value-type="float">
            <text:p>80</text:p>
          </table:table-cell>
          <table:table-cell table:style-name="ce2" table:formula="of:=[.C$4]*[.$A17]+(1-[.C$4])*[.C16]" office:value-type="float" office:value="92.342308352" calcext:value-type="float">
            <text:p>92</text:p>
          </table:table-cell>
          <table:table-cell table:style-name="ce2" table:formula="of:=[.D$4]*[.$A17]+(1-[.D$4])*[.D16]" office:value-type="float" office:value="99.376953125" calcext:value-type="float">
            <text:p>99</text:p>
          </table:table-cell>
          <table:table-cell table:style-name="ce2" table:formula="of:=[.E$4]*[.$A17]+(1-[.E$4])*[.E16]" office:value-type="float" office:value="99.394515968" calcext:value-type="float">
            <text:p>99</text:p>
          </table:table-cell>
          <table:table-cell table:style-name="ce2" table:formula="of:=[.F$4]*[.$A17]+(1-[.F$4])*[.F16]" office:value-type="float" office:value="99.20502932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[.B$4]*[.$A18]+(1-[.B$4])*[.B17]" office:value-type="float" office:value="81.9240735169" calcext:value-type="float">
            <text:p>82</text:p>
          </table:table-cell>
          <table:table-cell table:style-name="ce2" table:formula="of:=[.C$4]*[.$A18]+(1-[.C$4])*[.C17]" office:value-type="float" office:value="93.8738466816" calcext:value-type="float">
            <text:p>94</text:p>
          </table:table-cell>
          <table:table-cell table:style-name="ce2" table:formula="of:=[.D$4]*[.$A18]+(1-[.D$4])*[.D17]" office:value-type="float" office:value="99.6884765625" calcext:value-type="float">
            <text:p>100</text:p>
          </table:table-cell>
          <table:table-cell table:style-name="ce2" table:formula="of:=[.E$4]*[.$A18]+(1-[.E$4])*[.E17]" office:value-type="float" office:value="99.8789031936" calcext:value-type="float">
            <text:p>100</text:p>
          </table:table-cell>
          <table:table-cell table:style-name="ce2" table:formula="of:=[.F$4]*[.$A18]+(1-[.F$4])*[.F17]" office:value-type="float" office:value="99.9205029329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table:formula="of:=[.B$4]*[.$A19]+(1-[.B$4])*[.B18]" office:value-type="float" office:value="84.03166616521" calcext:value-type="float">
            <text:p>84</text:p>
          </table:table-cell>
          <table:table-cell table:style-name="ce2" table:formula="of:=[.C$4]*[.$A19]+(1-[.C$4])*[.C18]" office:value-type="float" office:value="95.69907734528" calcext:value-type="float">
            <text:p>96</text:p>
          </table:table-cell>
          <table:table-cell table:style-name="ce2" table:formula="of:=[.D$4]*[.$A19]+(1-[.D$4])*[.D18]" office:value-type="float" office:value="101.34423828125" calcext:value-type="float">
            <text:p>101</text:p>
          </table:table-cell>
          <table:table-cell table:style-name="ce2" table:formula="of:=[.E$4]*[.$A19]+(1-[.E$4])*[.E18]" office:value-type="float" office:value="102.37578063872" calcext:value-type="float">
            <text:p>102</text:p>
          </table:table-cell>
          <table:table-cell table:style-name="ce2" table:formula="of:=[.F$4]*[.$A19]+(1-[.F$4])*[.F18]" office:value-type="float" office:value="102.69205029329" calcext:value-type="float">
            <text:p>1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formula="of:=[.B$4]*[.$A20]+(1-[.B$4])*[.B19]" office:value-type="float" office:value="85.528499548689" calcext:value-type="float">
            <text:p>86</text:p>
          </table:table-cell>
          <table:table-cell table:style-name="ce2" table:formula="of:=[.C$4]*[.$A20]+(1-[.C$4])*[.C19]" office:value-type="float" office:value="96.359261876224" calcext:value-type="float">
            <text:p>96</text:p>
          </table:table-cell>
          <table:table-cell table:style-name="ce2" table:formula="of:=[.D$4]*[.$A20]+(1-[.D$4])*[.D19]" office:value-type="float" office:value="100.172119140625" calcext:value-type="float">
            <text:p>100</text:p>
          </table:table-cell>
          <table:table-cell table:style-name="ce2" table:formula="of:=[.E$4]*[.$A20]+(1-[.E$4])*[.E19]" office:value-type="float" office:value="99.675156127744" calcext:value-type="float">
            <text:p>100</text:p>
          </table:table-cell>
          <table:table-cell table:style-name="ce2" table:formula="of:=[.F$4]*[.$A20]+(1-[.F$4])*[.F19]" office:value-type="float" office:value="99.369205029329" calcext:value-type="float">
            <text:p>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B$4]*[.$A21]+(1-[.B$4])*[.B20]" office:value-type="float" office:value="77.9756495938201" calcext:value-type="float">
            <text:p>78</text:p>
          </table:table-cell>
          <table:table-cell table:style-name="ce2" table:formula="of:=[.C$4]*[.$A21]+(1-[.C$4])*[.C20]" office:value-type="float" office:value="79.0874095009792" calcext:value-type="float">
            <text:p>79</text:p>
          </table:table-cell>
          <table:table-cell table:style-name="ce2" table:formula="of:=[.D$4]*[.$A21]+(1-[.D$4])*[.D20]" office:value-type="float" office:value="55.0860595703125" calcext:value-type="float">
            <text:p>55</text:p>
          </table:table-cell>
          <table:table-cell table:style-name="ce2" table:formula="of:=[.E$4]*[.$A21]+(1-[.E$4])*[.E20]" office:value-type="float" office:value="27.9350312255488" calcext:value-type="float">
            <text:p>28</text:p>
          </table:table-cell>
          <table:table-cell table:style-name="ce2" table:formula="of:=[.F$4]*[.$A21]+(1-[.F$4])*[.F20]" office:value-type="float" office:value="18.936920502932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B$4]*[.$A22]+(1-[.B$4])*[.B21]" office:value-type="float" office:value="71.2780846344381" calcext:value-type="float">
            <text:p>71</text:p>
          </table:table-cell>
          <table:table-cell table:style-name="ce2" table:formula="of:=[.C$4]*[.$A22]+(1-[.C$4])*[.C21]" office:value-type="float" office:value="65.4699276007834" calcext:value-type="float">
            <text:p>65</text:p>
          </table:table-cell>
          <table:table-cell table:style-name="ce2" table:formula="of:=[.D$4]*[.$A22]+(1-[.D$4])*[.D21]" office:value-type="float" office:value="33.0430297851562" calcext:value-type="float">
            <text:p>33</text:p>
          </table:table-cell>
          <table:table-cell table:style-name="ce2" table:formula="of:=[.E$4]*[.$A22]+(1-[.E$4])*[.E21]" office:value-type="float" office:value="14.3870062451098" calcext:value-type="float">
            <text:p>14</text:p>
          </table:table-cell>
          <table:table-cell table:style-name="ce2" table:formula="of:=[.F$4]*[.$A22]+(1-[.F$4])*[.F21]" office:value-type="float" office:value="11.7936920502933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B$4]*[.$A23]+(1-[.B$4])*[.B22]" office:value-type="float" office:value="65.3502761709943" calcext:value-type="float">
            <text:p>65</text:p>
          </table:table-cell>
          <table:table-cell table:style-name="ce2" table:formula="of:=[.C$4]*[.$A23]+(1-[.C$4])*[.C22]" office:value-type="float" office:value="54.7759420806267" calcext:value-type="float">
            <text:p>55</text:p>
          </table:table-cell>
          <table:table-cell table:style-name="ce2" table:formula="of:=[.D$4]*[.$A23]+(1-[.D$4])*[.D22]" office:value-type="float" office:value="22.5215148925781" calcext:value-type="float">
            <text:p>23</text:p>
          </table:table-cell>
          <table:table-cell table:style-name="ce2" table:formula="of:=[.E$4]*[.$A23]+(1-[.E$4])*[.E22]" office:value-type="float" office:value="12.477401249022" calcext:value-type="float">
            <text:p>12</text:p>
          </table:table-cell>
          <table:table-cell table:style-name="ce2" table:formula="of:=[.F$4]*[.$A23]+(1-[.F$4])*[.F22]" office:value-type="float" office:value="11.9793692050293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B$4]*[.$A24]+(1-[.B$4])*[.B23]" office:value-type="float" office:value="59.7152485538949" calcext:value-type="float">
            <text:p>60</text:p>
          </table:table-cell>
          <table:table-cell table:style-name="ce2" table:formula="of:=[.C$4]*[.$A24]+(1-[.C$4])*[.C23]" office:value-type="float" office:value="45.6207536645014" calcext:value-type="float">
            <text:p>46</text:p>
          </table:table-cell>
          <table:table-cell table:style-name="ce2" table:formula="of:=[.D$4]*[.$A24]+(1-[.D$4])*[.D23]" office:value-type="float" office:value="15.7607574462891" calcext:value-type="float">
            <text:p>16</text:p>
          </table:table-cell>
          <table:table-cell table:style-name="ce2" table:formula="of:=[.E$4]*[.$A24]+(1-[.E$4])*[.E23]" office:value-type="float" office:value="9.69548024980439" calcext:value-type="float">
            <text:p>10</text:p>
          </table:table-cell>
          <table:table-cell table:style-name="ce2" table:formula="of:=[.F$4]*[.$A24]+(1-[.F$4])*[.F23]" office:value-type="float" office:value="9.29793692050293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B$4]*[.$A25]+(1-[.B$4])*[.B24]" office:value-type="float" office:value="54.7437236985054" calcext:value-type="float">
            <text:p>55</text:p>
          </table:table-cell>
          <table:table-cell table:style-name="ce2" table:formula="of:=[.C$4]*[.$A25]+(1-[.C$4])*[.C24]" office:value-type="float" office:value="38.4966029316011" calcext:value-type="float">
            <text:p>38</text:p>
          </table:table-cell>
          <table:table-cell table:style-name="ce2" table:formula="of:=[.D$4]*[.$A25]+(1-[.D$4])*[.D24]" office:value-type="float" office:value="12.8803787231445" calcext:value-type="float">
            <text:p>13</text:p>
          </table:table-cell>
          <table:table-cell table:style-name="ce2" table:formula="of:=[.E$4]*[.$A25]+(1-[.E$4])*[.E24]" office:value-type="float" office:value="9.93909604996088" calcext:value-type="float">
            <text:p>10</text:p>
          </table:table-cell>
          <table:table-cell table:style-name="ce2" table:formula="of:=[.F$4]*[.$A25]+(1-[.F$4])*[.F24]" office:value-type="float" office:value="9.92979369205029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B$4]*[.$A26]+(1-[.B$4])*[.B25]" office:value-type="float" office:value="50.2693513286548" calcext:value-type="float">
            <text:p>50</text:p>
          </table:table-cell>
          <table:table-cell table:style-name="ce2" table:formula="of:=[.C$4]*[.$A26]+(1-[.C$4])*[.C25]" office:value-type="float" office:value="32.7972823452809" calcext:value-type="float">
            <text:p>33</text:p>
          </table:table-cell>
          <table:table-cell table:style-name="ce2" table:formula="of:=[.D$4]*[.$A26]+(1-[.D$4])*[.D25]" office:value-type="float" office:value="11.4401893615723" calcext:value-type="float">
            <text:p>11</text:p>
          </table:table-cell>
          <table:table-cell table:style-name="ce2" table:formula="of:=[.E$4]*[.$A26]+(1-[.E$4])*[.E25]" office:value-type="float" office:value="9.98781920999218" calcext:value-type="float">
            <text:p>10</text:p>
          </table:table-cell>
          <table:table-cell table:style-name="ce2" table:formula="of:=[.F$4]*[.$A26]+(1-[.F$4])*[.F25]" office:value-type="float" office:value="9.99297936920503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B$4]*[.$A27]+(1-[.B$4])*[.B26]" office:value-type="float" office:value="46.4424161957894" calcext:value-type="float">
            <text:p>46</text:p>
          </table:table-cell>
          <table:table-cell table:style-name="ce2" table:formula="of:=[.C$4]*[.$A27]+(1-[.C$4])*[.C26]" office:value-type="float" office:value="28.6378258762247" calcext:value-type="float">
            <text:p>29</text:p>
          </table:table-cell>
          <table:table-cell table:style-name="ce2" table:formula="of:=[.D$4]*[.$A27]+(1-[.D$4])*[.D26]" office:value-type="float" office:value="11.7200946807861" calcext:value-type="float">
            <text:p>12</text:p>
          </table:table-cell>
          <table:table-cell table:style-name="ce2" table:formula="of:=[.E$4]*[.$A27]+(1-[.E$4])*[.E26]" office:value-type="float" office:value="11.5975638419984" calcext:value-type="float">
            <text:p>12</text:p>
          </table:table-cell>
          <table:table-cell table:style-name="ce2" table:formula="of:=[.F$4]*[.$A27]+(1-[.F$4])*[.F26]" office:value-type="float" office:value="11.7992979369205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B$4]*[.$A28]+(1-[.B$4])*[.B27]" office:value-type="float" office:value="42.8981745762104" calcext:value-type="float">
            <text:p>43</text:p>
          </table:table-cell>
          <table:table-cell table:style-name="ce2" table:formula="of:=[.C$4]*[.$A28]+(1-[.C$4])*[.C27]" office:value-type="float" office:value="25.1102607009798" calcext:value-type="float">
            <text:p>25</text:p>
          </table:table-cell>
          <table:table-cell table:style-name="ce2" table:formula="of:=[.D$4]*[.$A28]+(1-[.D$4])*[.D27]" office:value-type="float" office:value="11.3600473403931" calcext:value-type="float">
            <text:p>11</text:p>
          </table:table-cell>
          <table:table-cell table:style-name="ce2" table:formula="of:=[.E$4]*[.$A28]+(1-[.E$4])*[.E27]" office:value-type="float" office:value="11.1195127683997" calcext:value-type="float">
            <text:p>11</text:p>
          </table:table-cell>
          <table:table-cell table:style-name="ce2" table:formula="of:=[.F$4]*[.$A28]+(1-[.F$4])*[.F27]" office:value-type="float" office:value="11.079929793692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B$4]*[.$A29]+(1-[.B$4])*[.B28]" office:value-type="float" office:value="39.8083571185894" calcext:value-type="float">
            <text:p>40</text:p>
          </table:table-cell>
          <table:table-cell table:style-name="ce2" table:formula="of:=[.C$4]*[.$A29]+(1-[.C$4])*[.C28]" office:value-type="float" office:value="22.4882085607838" calcext:value-type="float">
            <text:p>22</text:p>
          </table:table-cell>
          <table:table-cell table:style-name="ce2" table:formula="of:=[.D$4]*[.$A29]+(1-[.D$4])*[.D28]" office:value-type="float" office:value="11.6800236701965" calcext:value-type="float">
            <text:p>12</text:p>
          </table:table-cell>
          <table:table-cell table:style-name="ce2" table:formula="of:=[.E$4]*[.$A29]+(1-[.E$4])*[.E28]" office:value-type="float" office:value="11.8239025536799" calcext:value-type="float">
            <text:p>12</text:p>
          </table:table-cell>
          <table:table-cell table:style-name="ce2" table:formula="of:=[.F$4]*[.$A29]+(1-[.F$4])*[.F28]" office:value-type="float" office:value="11.9079929793692" calcext:value-type="float">
            <text:p>12</text:p>
          </table:table-cell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6:50:24.749473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2:30:43.931349157</meta:creation-date>
    <dc:date>2021-09-22T16:54:04.715405265</dc:date>
    <meta:editing-duration>PT6M5S</meta:editing-duration>
    <meta:editing-cycles>2</meta:editing-cycles>
    <meta:generator>LibreOffice/7.1.6.2.0$Linux_X86_64 LibreOffice_project/10$Build-2</meta:generator>
    <meta:document-statistic meta:table-count="1" meta:cell-count="1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795cm" svg:y="2.956cm" style:legend-expansion="high" chart:style-name="ch2"/>
        <chart:plot-area chart:style-name="ch3" table:cell-range-address="Sheet1.A7:Sheet1.F29" chart:data-source-has-labels="row" svg:x="0.32cm" svg:y="0.18cm" svg:width="14.155cm" svg:height="8.64cm">
          <chart:coordinate-region svg:x="0.941cm" svg:y="0.379cm" svg:width="13.16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8:Sheet1.A29" chart:label-cell-address="Sheet1.A7:Sheet1.A7" chart:class="chart:line">
            <chart:data-point chart:repeated="22"/>
          </chart:series>
          <chart:series chart:style-name="ch8" chart:values-cell-range-address="Sheet1.B8:Sheet1.B29" chart:label-cell-address="Sheet1.B7:Sheet1.B7" chart:class="chart:line">
            <chart:data-point chart:repeated="22"/>
          </chart:series>
          <chart:series chart:style-name="ch9" chart:values-cell-range-address="Sheet1.C8:Sheet1.C29" chart:label-cell-address="Sheet1.C7:Sheet1.C7" chart:class="chart:line">
            <chart:data-point chart:repeated="22"/>
          </chart:series>
          <chart:series chart:style-name="ch10" chart:values-cell-range-address="Sheet1.D8:Sheet1.D29" chart:label-cell-address="Sheet1.D7:Sheet1.D7" chart:class="chart:line">
            <chart:data-point chart:repeated="22"/>
          </chart:series>
          <chart:series chart:style-name="ch11" chart:values-cell-range-address="Sheet1.E8:Sheet1.E29" chart:label-cell-address="Sheet1.E7:Sheet1.E7" chart:class="chart:line">
            <chart:data-point chart:repeated="22"/>
          </chart:series>
          <chart:series chart:style-name="ch12" chart:values-cell-range-address="Sheet1.F8:Sheet1.F29" chart:label-cell-address="Sheet1.F7:Sheet1.F7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</text:p>
                <draw:g>
                  <svg:desc>Sheet1.A7:Sheet1.A7</svg:desc>
                </draw:g>
              </table:table-cell>
              <table:table-cell office:value-type="string">
                <text:p>a1</text:p>
                <draw:g>
                  <svg:desc>Sheet1.B7:Sheet1.B7</svg:desc>
                </draw:g>
              </table:table-cell>
              <table:table-cell office:value-type="string">
                <text:p>a2</text:p>
                <draw:g>
                  <svg:desc>Sheet1.C7:Sheet1.C7</svg:desc>
                </draw:g>
              </table:table-cell>
              <table:table-cell office:value-type="string">
                <text:p>a5</text:p>
                <draw:g>
                  <svg:desc>Sheet1.D7:Sheet1.D7</svg:desc>
                </draw:g>
              </table:table-cell>
              <table:table-cell office:value-type="string">
                <text:p>a8</text:p>
                <draw:g>
                  <svg:desc>Sheet1.E7:Sheet1.E7</svg:desc>
                </draw:g>
              </table:table-cell>
              <table:table-cell office:value-type="string">
                <text:p>a9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8:Sheet1.A29</svg:desc>
                </draw:g>
              </table:table-cell>
              <table:table-cell office:value-type="float" office:value="50">
                <text:p>50</text:p>
                <draw:g>
                  <svg:desc>Sheet1.B8:Sheet1.B29</svg:desc>
                </draw:g>
              </table:table-cell>
              <table:table-cell office:value-type="float" office:value="50">
                <text:p>50</text:p>
                <draw:g>
                  <svg:desc>Sheet1.C8:Sheet1.C29</svg:desc>
                </draw:g>
              </table:table-cell>
              <table:table-cell office:value-type="float" office:value="50">
                <text:p>50</text:p>
                <draw:g>
                  <svg:desc>Sheet1.D8:Sheet1.D29</svg:desc>
                </draw:g>
              </table:table-cell>
              <table:table-cell office:value-type="float" office:value="50">
                <text:p>50</text:p>
                <draw:g>
                  <svg:desc>Sheet1.E8:Sheet1.E29</svg:desc>
                </draw:g>
              </table:table-cell>
              <table:table-cell office:value-type="float" office:value="50">
                <text:p>50</text:p>
                <draw:g>
                  <svg:desc>Sheet1.F8:Sheet1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55.1">
                <text:p>55.1</text:p>
              </table:table-cell>
              <table:table-cell office:value-type="float" office:value="60.2">
                <text:p>60.2</text:p>
              </table:table-cell>
              <table:table-cell office:value-type="float" office:value="75.5">
                <text:p>75.5</text:p>
              </table:table-cell>
              <table:table-cell office:value-type="float" office:value="90.8">
                <text:p>90.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">
                <text:p>103</text:p>
              </table:table-cell>
              <table:table-cell office:value-type="float" office:value="59.89">
                <text:p>59.89</text:p>
              </table:table-cell>
              <table:table-cell office:value-type="float" office:value="68.76">
                <text:p>68.76</text:p>
              </table:table-cell>
              <table:table-cell office:value-type="float" office:value="89.25">
                <text:p>89.25</text:p>
              </table:table-cell>
              <table:table-cell office:value-type="float" office:value="100.56">
                <text:p>100.56</text:p>
              </table:table-cell>
              <table:table-cell office:value-type="float" office:value="102.29">
                <text:p>102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63.801">
                <text:p>63.801</text:p>
              </table:table-cell>
              <table:table-cell office:value-type="float" office:value="74.808">
                <text:p>74.808</text:p>
              </table:table-cell>
              <table:table-cell office:value-type="float" office:value="94.125">
                <text:p>94.125</text:p>
              </table:table-cell>
              <table:table-cell office:value-type="float" office:value="99.312">
                <text:p>99.312</text:p>
              </table:table-cell>
              <table:table-cell office:value-type="float" office:value="99.329">
                <text:p>99.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67.4209">
                <text:p>67.4209</text:p>
              </table:table-cell>
              <table:table-cell office:value-type="float" office:value="79.8464">
                <text:p>79.8464</text:p>
              </table:table-cell>
              <table:table-cell office:value-type="float" office:value="97.0625">
                <text:p>97.0625</text:p>
              </table:table-cell>
              <table:table-cell office:value-type="float" office:value="99.8624">
                <text:p>99.8624</text:p>
              </table:table-cell>
              <table:table-cell office:value-type="float" office:value="99.9329">
                <text:p>99.9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">
                <text:p>87</text:p>
              </table:table-cell>
              <table:table-cell office:value-type="float" office:value="69.37881">
                <text:p>69.37881</text:p>
              </table:table-cell>
              <table:table-cell office:value-type="float" office:value="81.27712">
                <text:p>81.27712</text:p>
              </table:table-cell>
              <table:table-cell office:value-type="float" office:value="92.03125">
                <text:p>92.03125</text:p>
              </table:table-cell>
              <table:table-cell office:value-type="float" office:value="89.57248">
                <text:p>89.57248</text:p>
              </table:table-cell>
              <table:table-cell office:value-type="float" office:value="88.29329">
                <text:p>88.29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72.240929">
                <text:p>72.240929</text:p>
              </table:table-cell>
              <table:table-cell office:value-type="float" office:value="84.621696">
                <text:p>84.621696</text:p>
              </table:table-cell>
              <table:table-cell office:value-type="float" office:value="95.015625">
                <text:p>95.015625</text:p>
              </table:table-cell>
              <table:table-cell office:value-type="float" office:value="96.314496">
                <text:p>96.314496</text:p>
              </table:table-cell>
              <table:table-cell office:value-type="float" office:value="97.029329">
                <text:p>97.029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">
                <text:p>102</text:p>
              </table:table-cell>
              <table:table-cell office:value-type="float" office:value="75.2168361">
                <text:p>75.2168361</text:p>
              </table:table-cell>
              <table:table-cell office:value-type="float" office:value="88.0973568">
                <text:p>88.0973568</text:p>
              </table:table-cell>
              <table:table-cell office:value-type="float" office:value="98.5078125">
                <text:p>98.5078125</text:p>
              </table:table-cell>
              <table:table-cell office:value-type="float" office:value="100.8628992">
                <text:p>100.8628992</text:p>
              </table:table-cell>
              <table:table-cell office:value-type="float" office:value="101.5029329">
                <text:p>101.5029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">
                <text:p>101</text:p>
              </table:table-cell>
              <table:table-cell office:value-type="float" office:value="77.79515249">
                <text:p>77.79515249</text:p>
              </table:table-cell>
              <table:table-cell office:value-type="float" office:value="90.67788544">
                <text:p>90.67788544</text:p>
              </table:table-cell>
              <table:table-cell office:value-type="float" office:value="99.75390625">
                <text:p>99.75390625</text:p>
              </table:table-cell>
              <table:table-cell office:value-type="float" office:value="100.97257984">
                <text:p>100.97257984</text:p>
              </table:table-cell>
              <table:table-cell office:value-type="float" office:value="101.05029329">
                <text:p>101.05029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79.915637241">
                <text:p>79.915637241</text:p>
              </table:table-cell>
              <table:table-cell office:value-type="float" office:value="92.342308352">
                <text:p>92.342308352</text:p>
              </table:table-cell>
              <table:table-cell office:value-type="float" office:value="99.376953125">
                <text:p>99.376953125</text:p>
              </table:table-cell>
              <table:table-cell office:value-type="float" office:value="99.394515968">
                <text:p>99.394515968</text:p>
              </table:table-cell>
              <table:table-cell office:value-type="float" office:value="99.205029329">
                <text:p>99.205029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1.9240735169">
                <text:p>81.9240735169</text:p>
              </table:table-cell>
              <table:table-cell office:value-type="float" office:value="93.8738466816">
                <text:p>93.8738466816</text:p>
              </table:table-cell>
              <table:table-cell office:value-type="float" office:value="99.6884765625">
                <text:p>99.6884765625</text:p>
              </table:table-cell>
              <table:table-cell office:value-type="float" office:value="99.8789031936">
                <text:p>99.8789031936</text:p>
              </table:table-cell>
              <table:table-cell office:value-type="float" office:value="99.9205029329">
                <text:p>99.9205029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  <table:table-cell office:value-type="float" office:value="84.03166616521">
                <text:p>84.03166616521</text:p>
              </table:table-cell>
              <table:table-cell office:value-type="float" office:value="95.69907734528">
                <text:p>95.69907734528</text:p>
              </table:table-cell>
              <table:table-cell office:value-type="float" office:value="101.34423828125">
                <text:p>101.34423828125</text:p>
              </table:table-cell>
              <table:table-cell office:value-type="float" office:value="102.37578063872">
                <text:p>102.37578063872</text:p>
              </table:table-cell>
              <table:table-cell office:value-type="float" office:value="102.69205029329">
                <text:p>102.69205029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85.528499548689">
                <text:p>85.528499548689</text:p>
              </table:table-cell>
              <table:table-cell office:value-type="float" office:value="96.359261876224">
                <text:p>96.359261876224</text:p>
              </table:table-cell>
              <table:table-cell office:value-type="float" office:value="100.172119140625">
                <text:p>100.172119140625</text:p>
              </table:table-cell>
              <table:table-cell office:value-type="float" office:value="99.675156127744">
                <text:p>99.675156127744</text:p>
              </table:table-cell>
              <table:table-cell office:value-type="float" office:value="99.369205029329">
                <text:p>99.369205029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77.9756495938201">
                <text:p>77.9756495938201</text:p>
              </table:table-cell>
              <table:table-cell office:value-type="float" office:value="79.0874095009792">
                <text:p>79.0874095009792</text:p>
              </table:table-cell>
              <table:table-cell office:value-type="float" office:value="55.0860595703125">
                <text:p>55.0860595703125</text:p>
              </table:table-cell>
              <table:table-cell office:value-type="float" office:value="27.9350312255488">
                <text:p>27.9350312255488</text:p>
              </table:table-cell>
              <table:table-cell office:value-type="float" office:value="18.9369205029329">
                <text:p>18.9369205029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71.2780846344381">
                <text:p>71.2780846344381</text:p>
              </table:table-cell>
              <table:table-cell office:value-type="float" office:value="65.4699276007834">
                <text:p>65.4699276007834</text:p>
              </table:table-cell>
              <table:table-cell office:value-type="float" office:value="33.0430297851562">
                <text:p>33.0430297851562</text:p>
              </table:table-cell>
              <table:table-cell office:value-type="float" office:value="14.3870062451098">
                <text:p>14.3870062451098</text:p>
              </table:table-cell>
              <table:table-cell office:value-type="float" office:value="11.7936920502933">
                <text:p>11.7936920502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65.3502761709943">
                <text:p>65.3502761709943</text:p>
              </table:table-cell>
              <table:table-cell office:value-type="float" office:value="54.7759420806267">
                <text:p>54.7759420806267</text:p>
              </table:table-cell>
              <table:table-cell office:value-type="float" office:value="22.5215148925781">
                <text:p>22.5215148925781</text:p>
              </table:table-cell>
              <table:table-cell office:value-type="float" office:value="12.477401249022">
                <text:p>12.477401249022</text:p>
              </table:table-cell>
              <table:table-cell office:value-type="float" office:value="11.9793692050293">
                <text:p>11.9793692050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59.7152485538949">
                <text:p>59.7152485538949</text:p>
              </table:table-cell>
              <table:table-cell office:value-type="float" office:value="45.6207536645014">
                <text:p>45.6207536645014</text:p>
              </table:table-cell>
              <table:table-cell office:value-type="float" office:value="15.7607574462891">
                <text:p>15.7607574462891</text:p>
              </table:table-cell>
              <table:table-cell office:value-type="float" office:value="9.69548024980439">
                <text:p>9.69548024980439</text:p>
              </table:table-cell>
              <table:table-cell office:value-type="float" office:value="9.29793692050293">
                <text:p>9.29793692050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54.7437236985054">
                <text:p>54.7437236985054</text:p>
              </table:table-cell>
              <table:table-cell office:value-type="float" office:value="38.4966029316011">
                <text:p>38.4966029316011</text:p>
              </table:table-cell>
              <table:table-cell office:value-type="float" office:value="12.8803787231445">
                <text:p>12.8803787231445</text:p>
              </table:table-cell>
              <table:table-cell office:value-type="float" office:value="9.93909604996088">
                <text:p>9.93909604996088</text:p>
              </table:table-cell>
              <table:table-cell office:value-type="float" office:value="9.92979369205029">
                <text:p>9.92979369205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50.2693513286548">
                <text:p>50.2693513286548</text:p>
              </table:table-cell>
              <table:table-cell office:value-type="float" office:value="32.7972823452809">
                <text:p>32.7972823452809</text:p>
              </table:table-cell>
              <table:table-cell office:value-type="float" office:value="11.4401893615723">
                <text:p>11.4401893615723</text:p>
              </table:table-cell>
              <table:table-cell office:value-type="float" office:value="9.98781920999218">
                <text:p>9.98781920999218</text:p>
              </table:table-cell>
              <table:table-cell office:value-type="float" office:value="9.99297936920503">
                <text:p>9.99297936920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46.4424161957894">
                <text:p>46.4424161957894</text:p>
              </table:table-cell>
              <table:table-cell office:value-type="float" office:value="28.6378258762247">
                <text:p>28.6378258762247</text:p>
              </table:table-cell>
              <table:table-cell office:value-type="float" office:value="11.7200946807861">
                <text:p>11.7200946807861</text:p>
              </table:table-cell>
              <table:table-cell office:value-type="float" office:value="11.5975638419984">
                <text:p>11.5975638419984</text:p>
              </table:table-cell>
              <table:table-cell office:value-type="float" office:value="11.7992979369205">
                <text:p>11.7992979369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42.8981745762104">
                <text:p>42.8981745762104</text:p>
              </table:table-cell>
              <table:table-cell office:value-type="float" office:value="25.1102607009798">
                <text:p>25.1102607009798</text:p>
              </table:table-cell>
              <table:table-cell office:value-type="float" office:value="11.3600473403931">
                <text:p>11.3600473403931</text:p>
              </table:table-cell>
              <table:table-cell office:value-type="float" office:value="11.1195127683997">
                <text:p>11.1195127683997</text:p>
              </table:table-cell>
              <table:table-cell office:value-type="float" office:value="11.0799297936921">
                <text:p>11.07992979369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39.8083571185894">
                <text:p>39.8083571185894</text:p>
              </table:table-cell>
              <table:table-cell office:value-type="float" office:value="22.4882085607838">
                <text:p>22.4882085607838</text:p>
              </table:table-cell>
              <table:table-cell office:value-type="float" office:value="11.6800236701965">
                <text:p>11.6800236701965</text:p>
              </table:table-cell>
              <table:table-cell office:value-type="float" office:value="11.8239025536799">
                <text:p>11.8239025536799</text:p>
              </table:table-cell>
              <table:table-cell office:value-type="float" office:value="11.9079929793692">
                <text:p>11.9079929793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